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A1D800007922C625123E.svm" manifest:media-type=""/>
  <manifest:file-entry manifest:full-path="Pictures/200000090000A1D80000792275E08742.svm" manifest:media-type=""/>
  <manifest:file-entry manifest:full-path="Pictures/200000090000A1D800007922D94918F9.svm" manifest:media-type=""/>
  <manifest:file-entry manifest:full-path="Pictures/200000090000A1D800007922275C9127.svm" manifest:media-type=""/>
  <manifest:file-entry manifest:full-path="Pictures/200000090000A1D80000792209394148.svm" manifest:media-type=""/>
  <manifest:file-entry manifest:full-path="Pictures/200000090000A1D8000079225A69C3C5.svm" manifest:media-type=""/>
  <manifest:file-entry manifest:full-path="Pictures/200000090000A1D80000792215DDF2E5.svm" manifest:media-type=""/>
  <manifest:file-entry manifest:full-path="Pictures/200000090000A1D8000079227D1BE6C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9.6cm" svg:height="14.669cm" draw:z-index="5"><draw:image xlink:href="Pictures/200000090000A1D800007922D94918F9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graphics2" text:anchor-type="paragraph" svg:x="-1.783cm" svg:y="-0.236cm" svg:width="20.489cm" svg:height="15.333cm" draw:z-index="6"><draw:image xlink:href="Pictures/200000090000A1D8000079227D1BE6C9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9.738cm" svg:height="14.773cm" draw:z-index="0"><draw:image xlink:href="Pictures/200000090000A1D800007922275C9127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x="-1.794cm" svg:y="0.231cm" svg:width="20.436cm" svg:height="15.295cm" draw:z-index="1"><draw:image xlink:href="Pictures/200000090000A1D8000079225A69C3C5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5" text:anchor-type="paragraph" svg:width="19.53cm" svg:height="14.616cm" draw:z-index="2"><draw:image xlink:href="Pictures/200000090000A1D80000792209394148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6" text:anchor-type="paragraph" svg:x="-1.623cm" svg:y="0.215cm" svg:width="20.507cm" svg:height="15.348cm" draw:z-index="3"><draw:image xlink:href="Pictures/200000090000A1D800007922C625123E.svm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width="20.362cm" svg:height="15.238cm" draw:z-index="7"><draw:image xlink:href="Pictures/200000090000A1D80000792215DDF2E5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graphics8" text:anchor-type="paragraph" svg:width="20.438cm" svg:height="15.295cm" draw:z-index="4"><draw:image xlink:href="Pictures/200000090000A1D80000792275E0874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22:28:34.54</meta:creation-date>
    <dc:date>2013-04-24T12:21:21.32</dc:date>
    <meta:editing-duration>PT1H17M53S</meta:editing-duration>
    <meta:editing-cycles>2</meta:editing-cycles>
    <meta:generator>LibreOffice/3.6$Windows_x86 LibreOffice_project/2ef5aff-a6fb0ff-166bdff-cf087ad-0f1389</meta:generator>
    <meta:print-date>2013-04-24T12:19:29.39</meta:print-date>
    <meta:document-statistic meta:table-count="0" meta:image-count="8" meta:object-count="0" meta:page-count="9" meta:paragraph-count="2" meta:word-count="0" meta:character-count="2" meta:non-whitespace-character-count="0"/>
  </office:meta>
</office:document-meta>
</file>